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3.739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6.50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1.6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087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year/>
      <number:text>. </number:text>
      <number:month/>
      <number:text>. </number:text>
      <number:day/>
      <number:text>.</number:text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" style:family="table-cell" style:parent-style-name="Default" style:data-style-name="N4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2" style:family="table-cell" style:parent-style-name="Default" style:data-style-name="N4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8" style:family="table-cell" style:parent-style-name="Default" style:data-style-name="N157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4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3" style:family="table-cell" style:parent-style-name="Default" style:data-style-name="N157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3" style:family="table-cell" style:parent-style-name="Default" style:data-style-name="N3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80808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9" style:family="table-cell" style:parent-style-name="Default" style:data-style-name="N158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5" style:family="table-cell" style:parent-style-name="Default" style:data-style-name="N158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0" style:family="table-cell" style:parent-style-name="Default" style:data-style-name="N159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6" style:family="table-cell" style:parent-style-name="Default" style:data-style-name="N159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1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5" style:family="table-cell" style:parent-style-name="Default" style:data-style-name="N0">
      <style:table-cell-properties style:cell-protect="protected" style:print-content="true" style:vertical-align="bottom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vertical-align="bottom"/>
    </style:style>
    <style:style style:name="ce42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2" style:family="table-cell" style:parent-style-name="Default" style:data-style-name="N84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339966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3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8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4" style:family="table-cell" style:parent-style-name="Default" style:data-style-name="N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51" style:family="table-cell" style:parent-style-name="Default" style:data-style-name="N165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ff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5" style:family="table-cell" style:parent-style-name="Default" style:data-style-name="N161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1" style:family="table-cell" style:parent-style-name="Default" style:data-style-name="N16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3" style:family="table-cell" style:parent-style-name="Default" style:data-style-name="N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50" style:family="table-cell" style:parent-style-name="Default" style:data-style-name="N1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46" style:family="table-cell" style:parent-style-name="Default" style:data-style-name="N0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7" style:family="table-cell" style:parent-style-name="Default" style:data-style-name="N162">
      <style:table-cell-properties fo:background-color="#ffd428" style:cell-protect="protected" style:print-content="true" style:text-align-source="fix" style:repeat-content="false" fo:wrap-option="wrap" style:vertical-align="top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ce34" style:family="table-cell" style:parent-style-name="Default" style:data-style-name="N162">
      <style:table-cell-properties style:cell-protect="protected" style:print-content="true"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Calibri" fo:font-size="15pt" fo:font-style="normal" style:text-underline-style="none" fo:font-weight="normal" style:font-name-asian="Calibri" style:font-size-asian="15pt" style:font-style-asian="normal" style:font-weight-asian="normal" style:font-size-complex="15pt" style:font-style-complex="normal" style:font-weight-complex="normal"/>
    </style:style>
    <style:style style:name="ce48" style:family="table-cell" style:parent-style-name="Default" style:data-style-name="N0">
      <style:table-cell-properties fo:background-color="#ffd428" style:cell-protect="protected" style:print-content="true" fo:wrap-option="wrap" style:vertical-align="top"/>
      <style:text-properties fo:color="#000000" style:text-line-through-style="none" style:text-line-through-type="none" style:font-name="Calibri" fo:font-size="15pt" fo:font-style="normal" style:text-underline-style="none" fo:font-weight="bold" style:font-name-asian="Calibri" style:font-size-asian="15pt" style:font-style-asian="normal" style:font-weight-asian="bold" style:font-size-complex="15pt" style:font-style-complex="normal" style:font-weight-complex="bold"/>
    </style:style>
    <style:style style:name="gr1" style:family="graphic">
      <style:graphic-properties draw:stroke="none" draw:fill="none" draw:textarea-horizontal-align="left" draw:textarea-vertical-align="middle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margin-left="0cm" fo:margin-right="0cm" fo:text-align="start" fo:text-indent="0cm" style:writing-mode="lr-tb"/>
    </style:style>
    <style:style style:name="T1" style:family="text">
      <style:text-properties style:use-window-font-color="true" loext:opacity="0%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Start...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application" xlink:type="simple"/>
              </office:event-listeners>
            </form:button>
          </form:form>
        </office:forms>
        <table:shapes>
          <draw:control draw:z-index="1" draw:text-style-name="P1" svg:width="3.2cm" svg:height="0.714cm" svg:x="0.001cm" svg:y="27.325cm" draw:control="control1"/>
        </table:shapes>
        <table:table-column table:style-name="co1" table:default-cell-style-name="ce2"/>
        <table:table-column table:style-name="co2" table:default-cell-style-name="ce22"/>
        <table:table-column table:style-name="co3" table:default-cell-style-name="ce23"/>
        <table:table-column table:style-name="co4" table:default-cell-style-name="ce13"/>
        <table:table-column table:style-name="co5" table:default-cell-style-name="ce22"/>
        <table:table-column table:style-name="co6" table:default-cell-style-name="ce24"/>
        <table:table-column table:style-name="co7" table:default-cell-style-name="ce25"/>
        <table:table-column table:style-name="co8" table:default-cell-style-name="ce26"/>
        <table:table-column table:style-name="co9" table:default-cell-style-name="ce26"/>
        <table:table-column table:style-name="co10" table:default-cell-style-name="ce27"/>
        <table:table-column table:style-name="co11" table:default-cell-style-name="ce28"/>
        <table:table-column table:style-name="co12" table:default-cell-style-name="ce28"/>
        <table:table-column table:style-name="co12" table:default-cell-style-name="ce29"/>
        <table:table-column table:style-name="co12" table:default-cell-style-name="ce30"/>
        <table:table-column table:style-name="co13" table:default-cell-style-name="ce31"/>
        <table:table-column table:style-name="co14" table:default-cell-style-name="ce32"/>
        <table:table-column table:style-name="co14" table:default-cell-style-name="ce33"/>
        <table:table-column table:style-name="co14" table:default-cell-style-name="ce34"/>
        <table:table-column table:style-name="co13" table:number-columns-repeated="239" table:default-cell-style-name="ce35"/>
        <table:table-column table:style-name="co15" table:number-columns-repeated="767" table:default-cell-style-name="ce35"/>
        <table:table-row table:style-name="ro1">
          <table:table-cell table:style-name="ce1" office:value-type="string" calcext:value-type="string">
            <text:p>Dátum</text:p>
            <draw:rect draw:z-index="0" draw:name="Push Button 1" draw:style-name="gr1" draw:text-style-name="P2" svg:width="0.001cm" svg:height="0.001cm" svg:x="0cm" svg:y="0cm">
              <text:p><text:span text:style-name="T1">Start...</text:span></text:p>
            </draw:rect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 1&quot;" office:value-type="string" office:string-value="Óraállás 1" calcext:value-type="string">
            <text:p>Óraállás 1</text:p>
          </table:table-cell>
          <table:table-cell table:style-name="ce1" office:value-type="string" calcext:value-type="string">
            <text:p>Dátum</text:p>
          </table:table-cell>
          <table:table-cell table:style-name="ce4" office:value-type="string" calcext:value-type="string">
            <text:p>Idő</text:p>
          </table:table-cell>
          <table:table-cell table:style-name="ce38" table:formula="of:=&quot;Óraállás 2&quot;" office:value-type="string" office:string-value="Óraállás 2" calcext:value-type="string">
            <text:p>Óraállás 2</text:p>
          </table:table-cell>
          <table:table-cell table:style-name="ce39" table:formula="of:=&quot;Fogyasztás&quot;" office:value-type="string" office:string-value="Fogyasztás" calcext:value-type="string">
            <text:p>Fogyasztás</text:p>
          </table:table-cell>
          <table:table-cell table:style-name="ce40" office:value-type="string" calcext:value-type="string">
            <text:p>Eltelt idő órákban</text:p>
          </table:table-cell>
          <table:table-cell table:style-name="ce40" office:value-type="string" calcext:value-type="string">
            <text:p>Fogyasztás 24 órára</text:p>
          </table:table-cell>
          <table:table-cell table:style-name="ce41"/>
          <table:table-cell table:style-name="ce42" table:number-columns-repeated="2"/>
          <table:table-cell table:style-name="ce43"/>
          <table:table-cell table:style-name="ce44"/>
          <table:table-cell table:style-name="ce45"/>
          <table:table-cell table:style-name="ce41"/>
          <table:table-cell table:style-name="ce46"/>
          <table:table-cell table:style-name="ce47"/>
          <table:table-cell table:style-name="ce48" table:number-columns-repeated="1006"/>
        </table:table-row>
        <table:table-row table:style-name="ro2">
          <table:table-cell office:value-type="date" office:date-value="2024-01-18" calcext:value-type="date">
            <text:p>2024. 01. 18.</text:p>
          </table:table-cell>
          <table:table-cell office:value-type="time" office:time-value="PT17H35M00S" calcext:value-type="time">
            <text:p>17:35</text:p>
          </table:table-cell>
          <table:table-cell table:style-name="ce24" office:value-type="float" office:value="10723.8" calcext:value-type="float">
            <text:p>10723,80</text:p>
          </table:table-cell>
          <table:table-cell table:style-name="ce2" office:value-type="date" office:date-value="2024-01-18" calcext:value-type="date">
            <text:p>2024. 01. 18.</text:p>
          </table:table-cell>
          <table:table-cell office:value-type="time" office:time-value="PT21H35M00S" calcext:value-type="time">
            <text:p>21:35</text:p>
          </table:table-cell>
          <table:table-cell office:value-type="float" office:value="10725" calcext:value-type="float">
            <text:p>10725,00</text:p>
          </table:table-cell>
          <table:table-cell table:formula="of:=[.F2]-[.C2]" office:value-type="float" office:value="1.20000000000073" calcext:value-type="float">
            <text:p>1,20</text:p>
          </table:table-cell>
          <table:table-cell table:style-name="ce25" table:formula="of:=IF([.G2]=0;0;([.D2]+[.E2])-([.A2]+([.B2])))*24" office:value-type="float" office:value="3.99999999994179" calcext:value-type="float">
            <text:p>4,00</text:p>
          </table:table-cell>
          <table:table-cell table:style-name="ce25" table:formula="of:==IF([.H2]=0;0;(24/[.H2])*[.G2])" office:value-type="float" office:value="7.20000000010914" calcext:value-type="float">
            <text:p>7,20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2]" office:value-type="date" office:date-value="2024-01-18" calcext:value-type="date">
            <text:p>2024. 01. 18.</text:p>
          </table:table-cell>
          <table:table-cell table:formula="of:=[.E2]" office:value-type="time" office:time-value="PT21H35M00S" calcext:value-type="time">
            <text:p>21:35</text:p>
          </table:table-cell>
          <table:table-cell table:style-name="ce24" table:formula="of:=[.F2]" office:value-type="float" office:value="10725" calcext:value-type="float">
            <text:p>10725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01H22M00S" calcext:value-type="time">
            <text:p>01:22</text:p>
          </table:table-cell>
          <table:table-cell office:value-type="float" office:value="10726" calcext:value-type="float">
            <text:p>10726,00</text:p>
          </table:table-cell>
          <table:table-cell table:formula="of:=[.F3]-[.C3]" office:value-type="float" office:value="1" calcext:value-type="float">
            <text:p>1,00</text:p>
          </table:table-cell>
          <table:table-cell table:style-name="ce25" table:formula="of:=IF([.G3]=0;0;([.D3]+[.E3])-([.A3]+([.B3])))*24" office:value-type="float" office:value="3.78333333326736" calcext:value-type="float">
            <text:p>3,78</text:p>
          </table:table-cell>
          <table:table-cell table:style-name="ce25" table:formula="of:==IF([.H3]=0;0;(24/[.H3])*[.G3])" office:value-type="float" office:value="6.34361233491237" calcext:value-type="float">
            <text:p>6,34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3]" office:value-type="date" office:date-value="2024-01-19" calcext:value-type="date">
            <text:p>2024. 01. 19.</text:p>
          </table:table-cell>
          <table:table-cell table:formula="of:=[.E3]" office:value-type="time" office:time-value="PT01H22M00S" calcext:value-type="time">
            <text:p>01:22</text:p>
          </table:table-cell>
          <table:table-cell table:style-name="ce24" table:formula="of:=[.F3]" office:value-type="float" office:value="10726" calcext:value-type="float">
            <text:p>10726,00</text:p>
          </table:table-cell>
          <table:table-cell table:style-name="ce2" office:value-type="date" office:date-value="2024-01-26" calcext:value-type="date">
            <text:p>2024. 01. 26.</text:p>
          </table:table-cell>
          <table:table-cell office:value-type="time" office:time-value="PT07H31M00S" calcext:value-type="time">
            <text:p>07:31</text:p>
          </table:table-cell>
          <table:table-cell office:value-type="float" office:value="10728.4" calcext:value-type="float">
            <text:p>10728,40</text:p>
          </table:table-cell>
          <table:table-cell table:formula="of:=[.F4]-[.C4]" office:value-type="float" office:value="2.39999999999964" calcext:value-type="float">
            <text:p>2,40</text:p>
          </table:table-cell>
          <table:table-cell table:style-name="ce25" table:formula="of:=IF([.G4]=0;0;([.D4]+[.E4])-([.A4]+([.B4])))*24" office:value-type="float" office:value="174.15000000014" calcext:value-type="float">
            <text:p>174,15</text:p>
          </table:table-cell>
          <table:table-cell table:style-name="ce25" table:formula="of:==IF([.H4]=0;0;(24/[.H4])*[.G4])" office:value-type="float" office:value="0.330749354004853" calcext:value-type="float">
            <text:p>0,33</text:p>
          </table:table-cell>
          <table:table-cell table:style-name="ce35" table:number-columns-repeated="4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4]" office:value-type="date" office:date-value="2024-01-26" calcext:value-type="date">
            <text:p>2024. 01. 26.</text:p>
          </table:table-cell>
          <table:table-cell table:formula="of:=[.E4]" office:value-type="time" office:time-value="PT07H31M00S" calcext:value-type="time">
            <text:p>07:31</text:p>
          </table:table-cell>
          <table:table-cell table:style-name="ce24" table:formula="of:=[.F4]" office:value-type="float" office:value="10728.4" calcext:value-type="float">
            <text:p>10728,4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0732.8" calcext:value-type="float">
            <text:p>10732,80</text:p>
          </table:table-cell>
          <table:table-cell table:formula="of:=[.F5]-[.C5]" office:value-type="float" office:value="4.39999999999964" calcext:value-type="float">
            <text:p>4,40</text:p>
          </table:table-cell>
          <table:table-cell table:style-name="ce25" table:formula="of:=IF([.G5]=0;0;([.D5]+[.E5])-([.A5]+([.B5])))*24" office:value-type="float" office:value="-157.86666666664" calcext:value-type="float">
            <text:p>-157,87</text:p>
          </table:table-cell>
          <table:table-cell table:style-name="ce25" table:formula="of:==IF([.H5]=0;0;(24/[.H5])*[.G5])" office:value-type="float" office:value="-0.668918918918979" calcext:value-type="float">
            <text:p>-0,67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5]" office:value-type="date" office:date-value="2024-01-19" calcext:value-type="date">
            <text:p>2024. 01. 19.</text:p>
          </table:table-cell>
          <table:table-cell table:formula="of:=[.E5]" office:value-type="time" office:time-value="PT17H39M00S" calcext:value-type="time">
            <text:p>17:39</text:p>
          </table:table-cell>
          <table:table-cell table:style-name="ce24" table:formula="of:=[.F5]" office:value-type="float" office:value="10732.8" calcext:value-type="float">
            <text:p>10732,8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10734" calcext:value-type="float">
            <text:p>10734,00</text:p>
          </table:table-cell>
          <table:table-cell table:formula="of:=[.F6]-[.C6]" office:value-type="float" office:value="1.20000000000073" calcext:value-type="float">
            <text:p>1,20</text:p>
          </table:table-cell>
          <table:table-cell table:style-name="ce25" table:formula="of:=IF([.G6]=0;0;([.D6]+[.E6])-([.A6]+([.B6])))*24" office:value-type="float" office:value="2.68333333317423" calcext:value-type="float">
            <text:p>2,68</text:p>
          </table:table-cell>
          <table:table-cell table:style-name="ce25" table:formula="of:==IF([.H6]=0;0;(24/[.H6])*[.G6])" office:value-type="float" office:value="10.7329192553013" calcext:value-type="float">
            <text:p>10,73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6]" office:value-type="date" office:date-value="2024-01-19" calcext:value-type="date">
            <text:p>2024. 01. 19.</text:p>
          </table:table-cell>
          <table:table-cell table:formula="of:=[.E6]" office:value-type="time" office:time-value="PT20H20M00S" calcext:value-type="time">
            <text:p>20:20</text:p>
          </table:table-cell>
          <table:table-cell table:style-name="ce24" table:formula="of:=[.F6]" office:value-type="float" office:value="10734" calcext:value-type="float">
            <text:p>10734,00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1H55M00S" calcext:value-type="time">
            <text:p>21:55</text:p>
          </table:table-cell>
          <table:table-cell office:value-type="float" office:value="10734.66" calcext:value-type="float">
            <text:p>10734,66</text:p>
          </table:table-cell>
          <table:table-cell table:formula="of:=[.F7]-[.C7]" office:value-type="float" office:value="0.659999999999855" calcext:value-type="float">
            <text:p>0,66</text:p>
          </table:table-cell>
          <table:table-cell table:style-name="ce25" table:formula="of:=IF([.G7]=0;0;([.D7]+[.E7])-([.A7]+([.B7])))*24" office:value-type="float" office:value="1.58333333343035" calcext:value-type="float">
            <text:p>1,58</text:p>
          </table:table-cell>
          <table:table-cell table:style-name="ce25" table:formula="of:==IF([.H7]=0;0;(24/[.H7])*[.G7])" office:value-type="float" office:value="10.0042105257006" calcext:value-type="float">
            <text:p>10,00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7]" office:value-type="date" office:date-value="2024-01-19" calcext:value-type="date">
            <text:p>2024. 01. 19.</text:p>
          </table:table-cell>
          <table:table-cell table:formula="of:=[.E7]" office:value-type="time" office:time-value="PT21H55M00S" calcext:value-type="time">
            <text:p>21:55</text:p>
          </table:table-cell>
          <table:table-cell table:style-name="ce24" table:formula="of:=[.F7]" office:value-type="float" office:value="10734.66" calcext:value-type="float">
            <text:p>10734,66</text:p>
          </table:table-cell>
          <table:table-cell table:style-name="ce2" office:value-type="date" office:date-value="2024-01-19" calcext:value-type="date">
            <text:p>2024. 01. 19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34.79" calcext:value-type="float">
            <text:p>10734,79</text:p>
          </table:table-cell>
          <table:table-cell table:formula="of:=[.F8]-[.C8]" office:value-type="float" office:value="0.130000000001019" calcext:value-type="float">
            <text:p>0,13</text:p>
          </table:table-cell>
          <table:table-cell table:style-name="ce25" table:formula="of:=IF([.G8]=0;0;([.D8]+[.E8])-([.A8]+([.B8])))*24" office:value-type="float" office:value="0.28333333338378" calcext:value-type="float">
            <text:p>0,28</text:p>
          </table:table-cell>
          <table:table-cell table:style-name="ce25" table:formula="of:==IF([.H8]=0;0;(24/[.H8])*[.G8])" office:value-type="float" office:value="11.0117647040081" calcext:value-type="float">
            <text:p>11,01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8]" office:value-type="date" office:date-value="2024-01-19" calcext:value-type="date">
            <text:p>2024. 01. 19.</text:p>
          </table:table-cell>
          <table:table-cell table:formula="of:=[.E8]" office:value-type="time" office:time-value="PT22H12M00S" calcext:value-type="time">
            <text:p>22:12</text:p>
          </table:table-cell>
          <table:table-cell table:style-name="ce24" table:formula="of:=[.F8]" office:value-type="float" office:value="10734.79" calcext:value-type="float">
            <text:p>10734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2H56M00S" calcext:value-type="time">
            <text:p>02:56</text:p>
          </table:table-cell>
          <table:table-cell office:value-type="float" office:value="10736.91" calcext:value-type="float">
            <text:p>10736,91</text:p>
          </table:table-cell>
          <table:table-cell table:formula="of:=[.F9]-[.C9]" office:value-type="float" office:value="2.11999999999898" calcext:value-type="float">
            <text:p>2,12</text:p>
          </table:table-cell>
          <table:table-cell table:style-name="ce25" table:formula="of:=IF([.G9]=0;0;([.D9]+[.E9])-([.A9]+([.B9])))*24" office:value-type="float" office:value="4.7333333332208" calcext:value-type="float">
            <text:p>4,73</text:p>
          </table:table-cell>
          <table:table-cell table:style-name="ce25" table:formula="of:==IF([.H9]=0;0;(24/[.H9])*[.G9])" office:value-type="float" office:value="10.7492957748983" calcext:value-type="float">
            <text:p>10,75</text:p>
          </table:table-cell>
          <table:table-cell table:number-columns-repeated="3"/>
          <table:table-cell table:style-name="ce27"/>
          <table:table-cell table:number-columns-repeated="2"/>
          <table:table-cell table:style-name="ce50"/>
          <table:table-cell table:number-columns-repeated="1008"/>
        </table:table-row>
        <table:table-row table:style-name="ro2">
          <table:table-cell table:formula="of:=[.D9]" office:value-type="date" office:date-value="2024-01-20" calcext:value-type="date">
            <text:p>2024. 01. 20.</text:p>
          </table:table-cell>
          <table:table-cell table:formula="of:=[.E9]" office:value-type="time" office:time-value="PT02H56M00S" calcext:value-type="time">
            <text:p>02:56</text:p>
          </table:table-cell>
          <table:table-cell table:style-name="ce24" table:formula="of:=[.F9]" office:value-type="float" office:value="10736.91" calcext:value-type="float">
            <text:p>10736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3H32M00S" calcext:value-type="time">
            <text:p>03:32</text:p>
          </table:table-cell>
          <table:table-cell office:value-type="float" office:value="10737.15" calcext:value-type="float">
            <text:p>10737,15</text:p>
          </table:table-cell>
          <table:table-cell table:formula="of:=[.F10]-[.C10]" office:value-type="float" office:value="0.239999999999782" calcext:value-type="float">
            <text:p>0,24</text:p>
          </table:table-cell>
          <table:table-cell table:style-name="ce25" table:formula="of:=IF([.G10]=0;0;([.D10]+[.E10])-([.A10]+([.B10])))*24" office:value-type="float" office:value="0.600000000034925" calcext:value-type="float">
            <text:p>0,60</text:p>
          </table:table-cell>
          <table:table-cell table:style-name="ce25" table:formula="of:==IF([.H10]=0;0;(24/[.H10])*[.G10])" office:value-type="float" office:value="9.59999999943249" calcext:value-type="float">
            <text:p>9,60</text:p>
          </table:table-cell>
          <table:table-cell table:number-columns-repeated="1015"/>
        </table:table-row>
        <table:table-row table:style-name="ro2">
          <table:table-cell table:formula="of:=[.D10]" office:value-type="date" office:date-value="2024-01-20" calcext:value-type="date">
            <text:p>2024. 01. 20.</text:p>
          </table:table-cell>
          <table:table-cell table:formula="of:=[.E10]" office:value-type="time" office:time-value="PT03H32M00S" calcext:value-type="time">
            <text:p>03:32</text:p>
          </table:table-cell>
          <table:table-cell table:style-name="ce24" table:formula="of:=[.F10]" office:value-type="float" office:value="10737.15" calcext:value-type="float">
            <text:p>10737,1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4H57M00S" calcext:value-type="time">
            <text:p>04:57</text:p>
          </table:table-cell>
          <table:table-cell office:value-type="float" office:value="10737.74" calcext:value-type="float">
            <text:p>10737,74</text:p>
          </table:table-cell>
          <table:table-cell table:formula="of:=[.F11]-[.C11]" office:value-type="float" office:value="0.590000000000146" calcext:value-type="float">
            <text:p>0,59</text:p>
          </table:table-cell>
          <table:table-cell table:style-name="ce25" table:formula="of:=IF([.G11]=0;0;([.D11]+[.E11])-([.A11]+([.B11])))*24" office:value-type="float" office:value="1.41666666674428" calcext:value-type="float">
            <text:p>1,42</text:p>
          </table:table-cell>
          <table:table-cell table:style-name="ce25" table:formula="of:==IF([.H11]=0;0;(24/[.H11])*[.G11])" office:value-type="float" office:value="9.99529411710195" calcext:value-type="float">
            <text:p>10,00</text:p>
          </table:table-cell>
          <table:table-cell/>
          <table:table-cell office:value-type="string" calcext:value-type="string">
            <text:p>Fagyvédelem bekapcs.</text:p>
          </table:table-cell>
          <table:table-cell table:number-columns-repeated="1013"/>
        </table:table-row>
        <table:table-row table:style-name="ro2">
          <table:table-cell table:formula="of:=[.D11]" office:value-type="date" office:date-value="2024-01-20" calcext:value-type="date">
            <text:p>2024. 01. 20.</text:p>
          </table:table-cell>
          <table:table-cell table:formula="of:=[.E11]" office:value-type="time" office:time-value="PT04H57M00S" calcext:value-type="time">
            <text:p>04:57</text:p>
          </table:table-cell>
          <table:table-cell table:style-name="ce24" table:formula="of:=[.F11]" office:value-type="float" office:value="10737.74" calcext:value-type="float">
            <text:p>10737,7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5H50M00S" calcext:value-type="time">
            <text:p>05:50</text:p>
          </table:table-cell>
          <table:table-cell office:value-type="float" office:value="10738.1" calcext:value-type="float">
            <text:p>10738,10</text:p>
          </table:table-cell>
          <table:table-cell table:formula="of:=[.F12]-[.C12]" office:value-type="float" office:value="0.360000000000582" calcext:value-type="float">
            <text:p>0,36</text:p>
          </table:table-cell>
          <table:table-cell table:style-name="ce25" table:formula="of:=IF([.G12]=0;0;([.D12]+[.E12])-([.A12]+([.B12])))*24" office:value-type="float" office:value="0.883333333244082" calcext:value-type="float">
            <text:p>0,88</text:p>
          </table:table-cell>
          <table:table-cell table:style-name="ce25" table:formula="of:==IF([.H12]=0;0;(24/[.H12])*[.G12])" office:value-type="float" office:value="9.78113207647579" calcext:value-type="float">
            <text:p>9,78</text:p>
          </table:table-cell>
          <table:table-cell table:number-columns-repeated="1015"/>
        </table:table-row>
        <table:table-row table:style-name="ro2">
          <table:table-cell table:formula="of:=[.D12]" office:value-type="date" office:date-value="2024-01-20" calcext:value-type="date">
            <text:p>2024. 01. 20.</text:p>
          </table:table-cell>
          <table:table-cell table:formula="of:=[.E12]" office:value-type="time" office:time-value="PT05H50M00S" calcext:value-type="time">
            <text:p>05:50</text:p>
          </table:table-cell>
          <table:table-cell table:style-name="ce24" table:formula="of:=[.F12]" office:value-type="float" office:value="10738.1" calcext:value-type="float">
            <text:p>10738,1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10738.77" calcext:value-type="float">
            <text:p>10738,77</text:p>
          </table:table-cell>
          <table:table-cell table:formula="of:=[.F13]-[.C13]" office:value-type="float" office:value="0.670000000000073" calcext:value-type="float">
            <text:p>0,67</text:p>
          </table:table-cell>
          <table:table-cell table:style-name="ce25" table:formula="of:=IF([.G13]=0;0;([.D13]+[.E13])-([.A13]+([.B13])))*24" office:value-type="float" office:value="1.66666666668607" calcext:value-type="float">
            <text:p>1,67</text:p>
          </table:table-cell>
          <table:table-cell table:style-name="ce25" table:formula="of:==IF([.H13]=0;0;(24/[.H13])*[.G13])" office:value-type="float" office:value="9.64799999988873" calcext:value-type="float">
            <text:p>9,65</text:p>
          </table:table-cell>
          <table:table-cell table:number-columns-repeated="1015"/>
        </table:table-row>
        <table:table-row table:style-name="ro2">
          <table:table-cell table:formula="of:=[.D13]" office:value-type="date" office:date-value="2024-01-20" calcext:value-type="date">
            <text:p>2024. 01. 20.</text:p>
          </table:table-cell>
          <table:table-cell table:formula="of:=[.E13]" office:value-type="time" office:time-value="PT07H30M00S" calcext:value-type="time">
            <text:p>07:30</text:p>
          </table:table-cell>
          <table:table-cell table:style-name="ce24" table:formula="of:=[.F13]" office:value-type="float" office:value="10738.77" calcext:value-type="float">
            <text:p>10738,7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09H30M00S" calcext:value-type="time">
            <text:p>09:30</text:p>
          </table:table-cell>
          <table:table-cell office:value-type="float" office:value="10739.63" calcext:value-type="float">
            <text:p>10739,63</text:p>
          </table:table-cell>
          <table:table-cell table:formula="of:=[.F14]-[.C14]" office:value-type="float" office:value="0.859999999998763" calcext:value-type="float">
            <text:p>0,86</text:p>
          </table:table-cell>
          <table:table-cell table:style-name="ce25" table:formula="of:=IF([.G14]=0;0;([.D14]+[.E14])-([.A14]+([.B14])))*24" office:value-type="float" office:value="2.00000000005821" calcext:value-type="float">
            <text:p>2,00</text:p>
          </table:table-cell>
          <table:table-cell table:style-name="ce25" table:formula="of:==IF([.H14]=0;0;(24/[.H14])*[.G14])" office:value-type="float" office:value="10.3199999996848" calcext:value-type="float">
            <text:p>10,32</text:p>
          </table:table-cell>
          <table:table-cell/>
          <table:table-cell office:value-type="string" calcext:value-type="string">
            <text:p>Egész napos fűtés 10 Celsius, #3 termoszt.</text:p>
          </table:table-cell>
          <table:table-cell table:number-columns-repeated="1013"/>
        </table:table-row>
        <table:table-row table:style-name="ro2">
          <table:table-cell table:formula="of:=[.D14]" office:value-type="date" office:date-value="2024-01-20" calcext:value-type="date">
            <text:p>2024. 01. 20.</text:p>
          </table:table-cell>
          <table:table-cell table:formula="of:=[.E14]" office:value-type="time" office:time-value="PT09H30M00S" calcext:value-type="time">
            <text:p>09:30</text:p>
          </table:table-cell>
          <table:table-cell table:style-name="ce24" table:formula="of:=[.F14]" office:value-type="float" office:value="10739.63" calcext:value-type="float">
            <text:p>10739,63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0H19M00S" calcext:value-type="time">
            <text:p>10:19</text:p>
          </table:table-cell>
          <table:table-cell office:value-type="float" office:value="10739.87" calcext:value-type="float">
            <text:p>10739,87</text:p>
          </table:table-cell>
          <table:table-cell table:formula="of:=[.F15]-[.C15]" office:value-type="float" office:value="0.240000000001601" calcext:value-type="float">
            <text:p>0,24</text:p>
          </table:table-cell>
          <table:table-cell table:style-name="ce25" table:formula="of:=IF([.G15]=0;0;([.D15]+[.E15])-([.A15]+([.B15])))*24" office:value-type="float" office:value="0.816666666534729" calcext:value-type="float">
            <text:p>0,82</text:p>
          </table:table-cell>
          <table:table-cell table:style-name="ce25" table:formula="of:==IF([.H15]=0;0;(24/[.H15])*[.G15])" office:value-type="float" office:value="7.05306122567631" calcext:value-type="float">
            <text:p>7,05</text:p>
          </table:table-cell>
          <table:table-cell/>
          <table:table-cell office:value-type="string" calcext:value-type="string">
            <text:p>Takarék megnyomva, #2 termoszt.</text:p>
          </table:table-cell>
          <table:table-cell table:number-columns-repeated="1013"/>
        </table:table-row>
        <table:table-row table:style-name="ro2">
          <table:table-cell table:formula="of:=[.D15]" office:value-type="date" office:date-value="2024-01-20" calcext:value-type="date">
            <text:p>2024. 01. 20.</text:p>
          </table:table-cell>
          <table:table-cell table:formula="of:=[.E15]" office:value-type="time" office:time-value="PT10H19M00S" calcext:value-type="time">
            <text:p>10:19</text:p>
          </table:table-cell>
          <table:table-cell table:style-name="ce24" table:formula="of:=[.F15]" office:value-type="float" office:value="10739.87" calcext:value-type="float">
            <text:p>10739,87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1H45M00S" calcext:value-type="time">
            <text:p>11:45</text:p>
          </table:table-cell>
          <table:table-cell office:value-type="float" office:value="10740.44" calcext:value-type="float">
            <text:p>10740,44</text:p>
          </table:table-cell>
          <table:table-cell table:formula="of:=[.F16]-[.C16]" office:value-type="float" office:value="0.569999999999709" calcext:value-type="float">
            <text:p>0,57</text:p>
          </table:table-cell>
          <table:table-cell table:style-name="ce25" table:formula="of:=IF([.G16]=0;0;([.D16]+[.E16])-([.A16]+([.B16])))*24" office:value-type="float" office:value="1.43333333346527" calcext:value-type="float">
            <text:p>1,43</text:p>
          </table:table-cell>
          <table:table-cell table:style-name="ce25" table:formula="of:==IF([.H16]=0;0;(24/[.H16])*[.G16])" office:value-type="float" office:value="9.54418604562822" calcext:value-type="float">
            <text:p>9,54</text:p>
          </table:table-cell>
          <table:table-cell/>
          <table:table-cell office:value-type="string" calcext:value-type="string">
            <text:p>Takarék megnyomva, Éjszakai 10 fok,#2.5 termoszt.</text:p>
          </table:table-cell>
          <table:table-cell table:number-columns-repeated="1013"/>
        </table:table-row>
        <table:table-row table:style-name="ro2">
          <table:table-cell table:formula="of:=[.D16]" office:value-type="date" office:date-value="2024-01-20" calcext:value-type="date">
            <text:p>2024. 01. 20.</text:p>
          </table:table-cell>
          <table:table-cell table:formula="of:=[.E16]" office:value-type="time" office:time-value="PT11H45M00S" calcext:value-type="time">
            <text:p>11:45</text:p>
          </table:table-cell>
          <table:table-cell table:style-name="ce24" table:formula="of:=[.F16]" office:value-type="float" office:value="10740.44" calcext:value-type="float">
            <text:p>10740,44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2H30M00S" calcext:value-type="time">
            <text:p>12:30</text:p>
          </table:table-cell>
          <table:table-cell office:value-type="float" office:value="10740.55" calcext:value-type="float">
            <text:p>10740,55</text:p>
          </table:table-cell>
          <table:table-cell table:formula="of:=[.F17]-[.C17]" office:value-type="float" office:value="0.109999999998763" calcext:value-type="float">
            <text:p>0,11</text:p>
          </table:table-cell>
          <table:table-cell table:style-name="ce25" table:formula="of:=IF([.G17]=0;0;([.D17]+[.E17])-([.A17]+([.B17])))*24" office:value-type="float" office:value="0.75" calcext:value-type="float">
            <text:p>0,75</text:p>
          </table:table-cell>
          <table:table-cell table:style-name="ce25" table:formula="of:==IF([.H17]=0;0;(24/[.H17])*[.G17])" office:value-type="float" office:value="3.51999999996042" calcext:value-type="float">
            <text:p>3,52</text:p>
          </table:table-cell>
          <table:table-cell/>
          <table:table-cell table:style-name="ce15"/>
          <table:table-cell table:number-columns-repeated="1013"/>
        </table:table-row>
        <table:table-row table:style-name="ro2">
          <table:table-cell table:formula="of:=[.D17]" office:value-type="date" office:date-value="2024-01-20" calcext:value-type="date">
            <text:p>2024. 01. 20.</text:p>
          </table:table-cell>
          <table:table-cell table:formula="of:=[.E17]" office:value-type="time" office:time-value="PT12H30M00S" calcext:value-type="time">
            <text:p>12:30</text:p>
          </table:table-cell>
          <table:table-cell table:style-name="ce24" table:formula="of:=[.F17]" office:value-type="float" office:value="10740.55" calcext:value-type="float">
            <text:p>10740,55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15M00S" calcext:value-type="time">
            <text:p>13:15</text:p>
          </table:table-cell>
          <table:table-cell office:value-type="float" office:value="10740.79" calcext:value-type="float">
            <text:p>10740,79</text:p>
          </table:table-cell>
          <table:table-cell table:formula="of:=[.F18]-[.C18]" office:value-type="float" office:value="0.240000000001601" calcext:value-type="float">
            <text:p>0,24</text:p>
          </table:table-cell>
          <table:table-cell table:style-name="ce25" table:formula="of:=IF([.G18]=0;0;([.D18]+[.E18])-([.A18]+([.B18])))*24" office:value-type="float" office:value="0.75" calcext:value-type="float">
            <text:p>0,75</text:p>
          </table:table-cell>
          <table:table-cell table:style-name="ce25" table:formula="of:==IF([.H18]=0;0;(24/[.H18])*[.G18])" office:value-type="float" office:value="7.68000000005123" calcext:value-type="float">
            <text:p>7,68</text:p>
          </table:table-cell>
          <table:table-cell table:number-columns-repeated="1015"/>
        </table:table-row>
        <table:table-row table:style-name="ro2">
          <table:table-cell table:formula="of:=[.D18]" office:value-type="date" office:date-value="2024-01-20" calcext:value-type="date">
            <text:p>2024. 01. 20.</text:p>
          </table:table-cell>
          <table:table-cell table:formula="of:=[.E18]" office:value-type="time" office:time-value="PT13H15M00S" calcext:value-type="time">
            <text:p>13:15</text:p>
          </table:table-cell>
          <table:table-cell table:style-name="ce24" table:formula="of:=[.F18]" office:value-type="float" office:value="10740.79" calcext:value-type="float">
            <text:p>10740,79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0740.9" calcext:value-type="float">
            <text:p>10740,90</text:p>
          </table:table-cell>
          <table:table-cell table:formula="of:=[.F19]-[.C19]" office:value-type="float" office:value="0.109999999998763" calcext:value-type="float">
            <text:p>0,11</text:p>
          </table:table-cell>
          <table:table-cell table:style-name="ce25" table:formula="of:=IF([.G19]=0;0;([.D19]+[.E19])-([.A19]+([.B19])))*24" office:value-type="float" office:value="0.333333333197515" calcext:value-type="float">
            <text:p>0,33</text:p>
          </table:table-cell>
          <table:table-cell table:style-name="ce25" table:formula="of:==IF([.H19]=0;0;(24/[.H19])*[.G19])" office:value-type="float" office:value="7.92000000313797" calcext:value-type="float">
            <text:p>7,92</text:p>
          </table:table-cell>
          <table:table-cell table:style-name="ce15" table:number-columns-repeated="2"/>
          <table:table-cell table:number-columns-repeated="1013"/>
        </table:table-row>
        <table:table-row table:style-name="ro2">
          <table:table-cell table:formula="of:=[.D19]" office:value-type="date" office:date-value="2024-01-20" calcext:value-type="date">
            <text:p>2024. 01. 20.</text:p>
          </table:table-cell>
          <table:table-cell table:formula="of:=[.E19]" office:value-type="time" office:time-value="PT13H35M00S" calcext:value-type="time">
            <text:p>13:35</text:p>
          </table:table-cell>
          <table:table-cell table:style-name="ce24" table:formula="of:=[.F19]" office:value-type="float" office:value="10740.9" calcext:value-type="float">
            <text:p>10740,90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3H58M00S" calcext:value-type="time">
            <text:p>13:58</text:p>
          </table:table-cell>
          <table:table-cell office:value-type="float" office:value="10741.01" calcext:value-type="float">
            <text:p>10741,01</text:p>
          </table:table-cell>
          <table:table-cell table:formula="of:=[.F20]-[.C20]" office:value-type="float" office:value="0.110000000000582" calcext:value-type="float">
            <text:p>0,11</text:p>
          </table:table-cell>
          <table:table-cell table:style-name="ce25" table:formula="of:=IF([.G20]=0;0;([.D20]+[.E20])-([.A20]+([.B20])))*24" office:value-type="float" office:value="0.383333333360497" calcext:value-type="float">
            <text:p>0,38</text:p>
          </table:table-cell>
          <table:table-cell table:style-name="ce25" table:formula="of:==IF([.H20]=0;0;(24/[.H20])*[.G20])" office:value-type="float" office:value="6.88695652128755" calcext:value-type="float">
            <text:p>6,89</text:p>
          </table:table-cell>
          <table:table-cell/>
          <table:table-cell office:value-type="string" calcext:value-type="string">
            <text:p>Takarék megnyomva, Éjszakai 10 fok, ~#1 termoszt. M.:1.1</text:p>
          </table:table-cell>
          <table:table-cell table:number-columns-repeated="1013"/>
        </table:table-row>
        <table:table-row table:style-name="ro2">
          <table:table-cell table:formula="of:=[.D20]" office:value-type="date" office:date-value="2024-01-20" calcext:value-type="date">
            <text:p>2024. 01. 20.</text:p>
          </table:table-cell>
          <table:table-cell table:formula="of:=[.E20]" office:value-type="time" office:time-value="PT13H58M00S" calcext:value-type="time">
            <text:p>13:58</text:p>
          </table:table-cell>
          <table:table-cell table:style-name="ce24" table:formula="of:=[.F20]" office:value-type="float" office:value="10741.01" calcext:value-type="float">
            <text:p>10741,0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4H22M00S" calcext:value-type="time">
            <text:p>14:22</text:p>
          </table:table-cell>
          <table:table-cell office:value-type="float" office:value="10741.12" calcext:value-type="float">
            <text:p>10741,12</text:p>
          </table:table-cell>
          <table:table-cell table:formula="of:=[.F21]-[.C21]" office:value-type="float" office:value="0.110000000000582" calcext:value-type="float">
            <text:p>0,11</text:p>
          </table:table-cell>
          <table:table-cell table:style-name="ce25" table:formula="of:=IF([.G21]=0;0;([.D21]+[.E21])-([.A21]+([.B21])))*24" office:value-type="float" office:value="0.400000000081491" calcext:value-type="float">
            <text:p>0,40</text:p>
          </table:table-cell>
          <table:table-cell table:style-name="ce25" table:formula="of:==IF([.H21]=0;0;(24/[.H21])*[.G21])" office:value-type="float" office:value="6.59999999869032" calcext:value-type="float">
            <text:p>6,60</text:p>
          </table:table-cell>
          <table:table-cell table:number-columns-repeated="1015"/>
        </table:table-row>
        <table:table-row table:style-name="ro2">
          <table:table-cell table:formula="of:=[.D21]" office:value-type="date" office:date-value="2024-01-20" calcext:value-type="date">
            <text:p>2024. 01. 20.</text:p>
          </table:table-cell>
          <table:table-cell table:formula="of:=[.E21]" office:value-type="time" office:time-value="PT14H22M00S" calcext:value-type="time">
            <text:p>14:22</text:p>
          </table:table-cell>
          <table:table-cell table:style-name="ce24" table:formula="of:=[.F21]" office:value-type="float" office:value="10741.12" calcext:value-type="float">
            <text:p>10741,12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5H52M00S" calcext:value-type="time">
            <text:p>15:52</text:p>
          </table:table-cell>
          <table:table-cell office:value-type="float" office:value="10741.58" calcext:value-type="float">
            <text:p>10741,58</text:p>
          </table:table-cell>
          <table:table-cell table:formula="of:=[.F22]-[.C22]" office:value-type="float" office:value="0.459999999999127" calcext:value-type="float">
            <text:p>0,46</text:p>
          </table:table-cell>
          <table:table-cell table:style-name="ce25" table:formula="of:=IF([.G22]=0;0;([.D22]+[.E22])-([.A22]+([.B22])))*24" office:value-type="float" office:value="1.5" calcext:value-type="float">
            <text:p>1,50</text:p>
          </table:table-cell>
          <table:table-cell table:style-name="ce25" table:formula="of:==IF([.H22]=0;0;(24/[.H22])*[.G22])" office:value-type="float" office:value="7.35999999998603" calcext:value-type="float">
            <text:p>7,36</text:p>
          </table:table-cell>
          <table:table-cell table:number-columns-repeated="1015"/>
        </table:table-row>
        <table:table-row table:style-name="ro2">
          <table:table-cell table:formula="of:=[.D22]" office:value-type="date" office:date-value="2024-01-20" calcext:value-type="date">
            <text:p>2024. 01. 20.</text:p>
          </table:table-cell>
          <table:table-cell table:formula="of:=[.E22]" office:value-type="time" office:time-value="PT15H52M00S" calcext:value-type="time">
            <text:p>15:52</text:p>
          </table:table-cell>
          <table:table-cell table:style-name="ce24" table:formula="of:=[.F22]" office:value-type="float" office:value="10741.58" calcext:value-type="float">
            <text:p>10741,58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10741.81" calcext:value-type="float">
            <text:p>10741,81</text:p>
          </table:table-cell>
          <table:table-cell table:formula="of:=[.F23]-[.C23]" office:value-type="float" office:value="0.229999999999563" calcext:value-type="float">
            <text:p>0,23</text:p>
          </table:table-cell>
          <table:table-cell table:style-name="ce25" table:formula="of:=IF([.G23]=0;0;([.D23]+[.E23])-([.A23]+([.B23])))*24" office:value-type="float" office:value="0.733333333279006" calcext:value-type="float">
            <text:p>0,73</text:p>
          </table:table-cell>
          <table:table-cell table:style-name="ce25" table:formula="of:==IF([.H23]=0;0;(24/[.H23])*[.G23])" office:value-type="float" office:value="7.52727272781607" calcext:value-type="float">
            <text:p>7,53</text:p>
          </table:table-cell>
          <table:table-cell/>
          <table:table-cell office:value-type="string" calcext:value-type="string">
            <text:p>Kazán: N:7:00-22:00/15C - Éjjel:10C – Mered.:1.4</text:p>
          </table:table-cell>
          <table:table-cell table:number-columns-repeated="1013"/>
        </table:table-row>
        <table:table-row table:style-name="ro2">
          <table:table-cell table:formula="of:=[.D23]" office:value-type="date" office:date-value="2024-01-20" calcext:value-type="date">
            <text:p>2024. 01. 20.</text:p>
          </table:table-cell>
          <table:table-cell table:formula="of:=[.E23]" office:value-type="time" office:time-value="PT16H36M00S" calcext:value-type="time">
            <text:p>16:36</text:p>
          </table:table-cell>
          <table:table-cell table:style-name="ce24" table:formula="of:=[.F23]" office:value-type="float" office:value="10741.81" calcext:value-type="float">
            <text:p>10741,8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0H11M00S" calcext:value-type="time">
            <text:p>20:11</text:p>
          </table:table-cell>
          <table:table-cell office:value-type="float" office:value="10742.91" calcext:value-type="float">
            <text:p>10742,91</text:p>
          </table:table-cell>
          <table:table-cell table:formula="of:=[.F24]-[.C24]" office:value-type="float" office:value="1.10000000000036" calcext:value-type="float">
            <text:p>1,10</text:p>
          </table:table-cell>
          <table:table-cell table:style-name="ce25" table:formula="of:=IF([.G24]=0;0;([.D24]+[.E24])-([.A24]+([.B24])))*24" office:value-type="float" office:value="3.58333333331393" calcext:value-type="float">
            <text:p>3,58</text:p>
          </table:table-cell>
          <table:table-cell table:style-name="ce25" table:formula="of:==IF([.H24]=0;0;(24/[.H24])*[.G24])" office:value-type="float" office:value="7.36744186050742" calcext:value-type="float">
            <text:p>7,37</text:p>
          </table:table-cell>
          <table:table-cell table:number-columns-repeated="1015"/>
        </table:table-row>
        <table:table-row table:style-name="ro2">
          <table:table-cell table:formula="of:=[.D24]" office:value-type="date" office:date-value="2024-01-20" calcext:value-type="date">
            <text:p>2024. 01. 20.</text:p>
          </table:table-cell>
          <table:table-cell table:formula="of:=[.E24]" office:value-type="time" office:time-value="PT20H11M00S" calcext:value-type="time">
            <text:p>20:11</text:p>
          </table:table-cell>
          <table:table-cell table:style-name="ce24" table:formula="of:=[.F24]" office:value-type="float" office:value="10742.91" calcext:value-type="float">
            <text:p>10742,91</text:p>
          </table:table-cell>
          <table:table-cell table:style-name="ce2" office:value-type="date" office:date-value="2024-01-20" calcext:value-type="date">
            <text:p>2024. 01. 20.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0743.57" calcext:value-type="float">
            <text:p>10743,57</text:p>
          </table:table-cell>
          <table:table-cell table:formula="of:=[.F25]-[.C25]" office:value-type="float" office:value="0.659999999999855" calcext:value-type="float">
            <text:p>0,66</text:p>
          </table:table-cell>
          <table:table-cell table:style-name="ce25" table:formula="of:=IF([.G25]=0;0;([.D25]+[.E25])-([.A25]+([.B25])))*24" office:value-type="float" office:value="2.0166666667792" calcext:value-type="float">
            <text:p>2,02</text:p>
          </table:table-cell>
          <table:table-cell table:style-name="ce25" table:formula="of:==IF([.H25]=0;0;(24/[.H25])*[.G25])" office:value-type="float" office:value="7.85454545410543" calcext:value-type="float">
            <text:p>7,85</text:p>
          </table:table-cell>
          <table:table-cell table:number-columns-repeated="1015"/>
        </table:table-row>
        <table:table-row table:style-name="ro2">
          <table:table-cell table:formula="of:=[.D25]" office:value-type="date" office:date-value="2024-01-20" calcext:value-type="date">
            <text:p>2024. 01. 20.</text:p>
          </table:table-cell>
          <table:table-cell table:formula="of:=[.E25]" office:value-type="time" office:time-value="PT22H12M00S" calcext:value-type="time">
            <text:p>22:12</text:p>
          </table:table-cell>
          <table:table-cell table:style-name="ce24" table:formula="of:=[.F25]" office:value-type="float" office:value="10743.57" calcext:value-type="float">
            <text:p>10743,57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4H47M00S" calcext:value-type="time">
            <text:p>04:47</text:p>
          </table:table-cell>
          <table:table-cell office:value-type="float" office:value="10745.86" calcext:value-type="float">
            <text:p>10745,86</text:p>
          </table:table-cell>
          <table:table-cell table:formula="of:=[.F26]-[.C26]" office:value-type="float" office:value="2.29000000000087" calcext:value-type="float">
            <text:p>2,29</text:p>
          </table:table-cell>
          <table:table-cell table:style-name="ce25" table:formula="of:=IF([.G26]=0;0;([.D26]+[.E26])-([.A26]+([.B26])))*24" office:value-type="float" office:value="6.58333333331393" calcext:value-type="float">
            <text:p>6,58</text:p>
          </table:table-cell>
          <table:table-cell table:style-name="ce25" table:formula="of:==IF([.H26]=0;0;(24/[.H26])*[.G26])" office:value-type="float" office:value="8.34835443040752" calcext:value-type="float">
            <text:p>8,35</text:p>
          </table:table-cell>
          <table:table-cell table:number-columns-repeated="1015"/>
        </table:table-row>
        <table:table-row table:style-name="ro2">
          <table:table-cell table:formula="of:=[.D26]" office:value-type="date" office:date-value="2024-01-21" calcext:value-type="date">
            <text:p>2024. 01. 21.</text:p>
          </table:table-cell>
          <table:table-cell table:formula="of:=[.E26]" office:value-type="time" office:time-value="PT04H47M00S" calcext:value-type="time">
            <text:p>04:47</text:p>
          </table:table-cell>
          <table:table-cell table:style-name="ce24" table:formula="of:=[.F26]" office:value-type="float" office:value="10745.86" calcext:value-type="float">
            <text:p>10745,86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09H05M00S" calcext:value-type="time">
            <text:p>09:05</text:p>
          </table:table-cell>
          <table:table-cell office:value-type="float" office:value="10747.32" calcext:value-type="float">
            <text:p>10747,32</text:p>
          </table:table-cell>
          <table:table-cell table:formula="of:=[.F27]-[.C27]" office:value-type="float" office:value="1.45999999999913" calcext:value-type="float">
            <text:p>1,46</text:p>
          </table:table-cell>
          <table:table-cell table:style-name="ce25" table:formula="of:=IF([.G27]=0;0;([.D27]+[.E27])-([.A27]+([.B27])))*24" office:value-type="float" office:value="4.29999999987194" calcext:value-type="float">
            <text:p>4,30</text:p>
          </table:table-cell>
          <table:table-cell table:style-name="ce25" table:formula="of:==IF([.H27]=0;0;(24/[.H27])*[.G27])" office:value-type="float" office:value="8.14883720954015" calcext:value-type="float">
            <text:p>8,15</text:p>
          </table:table-cell>
          <table:table-cell table:number-columns-repeated="1015"/>
        </table:table-row>
        <table:table-row table:style-name="ro2">
          <table:table-cell table:formula="of:=[.D27]" office:value-type="date" office:date-value="2024-01-21" calcext:value-type="date">
            <text:p>2024. 01. 21.</text:p>
          </table:table-cell>
          <table:table-cell table:formula="of:=[.E27]" office:value-type="time" office:time-value="PT09H05M00S" calcext:value-type="time">
            <text:p>09:05</text:p>
          </table:table-cell>
          <table:table-cell table:style-name="ce24" table:formula="of:=[.F27]" office:value-type="float" office:value="10747.32" calcext:value-type="float">
            <text:p>10747,3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10748.82" calcext:value-type="float">
            <text:p>10748,82</text:p>
          </table:table-cell>
          <table:table-cell table:formula="of:=[.F28]-[.C28]" office:value-type="float" office:value="1.5" calcext:value-type="float">
            <text:p>1,50</text:p>
          </table:table-cell>
          <table:table-cell table:style-name="ce25" table:formula="of:=IF([.G28]=0;0;([.D28]+[.E28])-([.A28]+([.B28])))*24" office:value-type="float" office:value="5.45000000012806" calcext:value-type="float">
            <text:p>5,45</text:p>
          </table:table-cell>
          <table:table-cell table:style-name="ce25" table:formula="of:==IF([.H28]=0;0;(24/[.H28])*[.G28])" office:value-type="float" office:value="6.60550458700076" calcext:value-type="float">
            <text:p>6,61</text:p>
          </table:table-cell>
          <table:table-cell/>
          <table:table-cell office:value-type="string" calcext:value-type="string">
            <text:p>Kazán: N:7:00-22:00/15C - Éjjel:10C – Mered.:1.1</text:p>
          </table:table-cell>
          <table:table-cell table:number-columns-repeated="1013"/>
        </table:table-row>
        <table:table-row table:style-name="ro2">
          <table:table-cell table:formula="of:=[.D28]" office:value-type="date" office:date-value="2024-01-21" calcext:value-type="date">
            <text:p>2024. 01. 21.</text:p>
          </table:table-cell>
          <table:table-cell table:formula="of:=[.E28]" office:value-type="time" office:time-value="PT14H32M00S" calcext:value-type="time">
            <text:p>14:32</text:p>
          </table:table-cell>
          <table:table-cell table:style-name="ce24" table:formula="of:=[.F28]" office:value-type="float" office:value="10748.82" calcext:value-type="float">
            <text:p>10748,82</text:p>
          </table:table-cell>
          <table:table-cell table:style-name="ce2" office:value-type="date" office:date-value="2024-01-21" calcext:value-type="date">
            <text:p>2024. 01. 21.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10749.86" calcext:value-type="float">
            <text:p>10749,86</text:p>
          </table:table-cell>
          <table:table-cell table:formula="of:=[.F29]-[.C29]" office:value-type="float" office:value="1.04000000000087" calcext:value-type="float">
            <text:p>1,04</text:p>
          </table:table-cell>
          <table:table-cell table:style-name="ce25" table:formula="of:=IF([.G29]=0;0;([.D29]+[.E29])-([.A29]+([.B29])))*24" office:value-type="float" office:value="3.6166666665813" calcext:value-type="float">
            <text:p>3,62</text:p>
          </table:table-cell>
          <table:table-cell table:style-name="ce25" table:formula="of:==IF([.H29]=0;0;(24/[.H29])*[.G29])" office:value-type="float" office:value="6.90138248864794" calcext:value-type="float">
            <text:p>6,90</text:p>
          </table:table-cell>
          <table:table-cell table:number-columns-repeated="1015"/>
        </table:table-row>
        <table:table-row table:style-name="ro2">
          <table:table-cell table:formula="of:=[.D29]" office:value-type="date" office:date-value="2024-01-21" calcext:value-type="date">
            <text:p>2024. 01. 21.</text:p>
          </table:table-cell>
          <table:table-cell table:formula="of:=[.E29]" office:value-type="time" office:time-value="PT18H09M00S" calcext:value-type="time">
            <text:p>18:09</text:p>
          </table:table-cell>
          <table:table-cell table:style-name="ce24" table:formula="of:=[.F29]" office:value-type="float" office:value="10749.86" calcext:value-type="float">
            <text:p>10749,86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2H22M00S" calcext:value-type="time">
            <text:p>02:22</text:p>
          </table:table-cell>
          <table:table-cell office:value-type="float" office:value="10752.51" calcext:value-type="float">
            <text:p>10752,51</text:p>
          </table:table-cell>
          <table:table-cell table:formula="of:=[.F30]-[.C30]" office:value-type="float" office:value="2.64999999999964" calcext:value-type="float">
            <text:p>2,65</text:p>
          </table:table-cell>
          <table:table-cell table:style-name="ce25" table:formula="of:=IF([.G30]=0;0;([.D30]+[.E30])-([.A30]+([.B30])))*24" office:value-type="float" office:value="8.21666666673264" calcext:value-type="float">
            <text:p>8,22</text:p>
          </table:table-cell>
          <table:table-cell table:style-name="ce25" table:formula="of:==IF([.H30]=0;0;(24/[.H30])*[.G30])" office:value-type="float" office:value="7.74036511149867" calcext:value-type="float">
            <text:p>7,74</text:p>
          </table:table-cell>
          <table:table-cell table:number-columns-repeated="1015"/>
        </table:table-row>
        <table:table-row table:style-name="ro2">
          <table:table-cell table:formula="of:=[.D30]" office:value-type="date" office:date-value="2024-01-22" calcext:value-type="date">
            <text:p>2024. 01. 22.</text:p>
          </table:table-cell>
          <table:table-cell table:formula="of:=[.E30]" office:value-type="time" office:time-value="PT02H22M00S" calcext:value-type="time">
            <text:p>02:22</text:p>
          </table:table-cell>
          <table:table-cell table:style-name="ce24" table:formula="of:=[.F30]" office:value-type="float" office:value="10752.51" calcext:value-type="float">
            <text:p>10752,51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10754.34" calcext:value-type="float">
            <text:p>10754,34</text:p>
          </table:table-cell>
          <table:table-cell table:formula="of:=[.F31]-[.C31]" office:value-type="float" office:value="1.82999999999993" calcext:value-type="float">
            <text:p>1,83</text:p>
          </table:table-cell>
          <table:table-cell table:style-name="ce25" table:formula="of:=IF([.G31]=0;0;([.D31]+[.E31])-([.A31]+([.B31])))*24" office:value-type="float" office:value="5.41666666668607" calcext:value-type="float">
            <text:p>5,42</text:p>
          </table:table-cell>
          <table:table-cell table:style-name="ce25" table:formula="of:==IF([.H31]=0;0;(24/[.H31])*[.G31])" office:value-type="float" office:value="8.10830769227834" calcext:value-type="float">
            <text:p>8,11</text:p>
          </table:table-cell>
          <table:table-cell table:number-columns-repeated="1015"/>
        </table:table-row>
        <table:table-row table:style-name="ro2">
          <table:table-cell table:formula="of:=[.D31]" office:value-type="date" office:date-value="2024-01-22" calcext:value-type="date">
            <text:p>2024. 01. 22.</text:p>
          </table:table-cell>
          <table:table-cell table:formula="of:=[.E31]" office:value-type="time" office:time-value="PT07H47M00S" calcext:value-type="time">
            <text:p>07:47</text:p>
          </table:table-cell>
          <table:table-cell table:style-name="ce24" table:formula="of:=[.F31]" office:value-type="float" office:value="10754.34" calcext:value-type="float">
            <text:p>10754,34</text:p>
          </table:table-cell>
          <table:table-cell table:style-name="ce2" office:value-type="date" office:date-value="2024-01-22" calcext:value-type="date">
            <text:p>2024. 01. 22.</text:p>
          </table:table-cell>
          <table:table-cell office:value-type="time" office:time-value="PT19H14M00S" calcext:value-type="time">
            <text:p>19:14</text:p>
          </table:table-cell>
          <table:table-cell office:value-type="float" office:value="10757.84" calcext:value-type="float">
            <text:p>10757,84</text:p>
          </table:table-cell>
          <table:table-cell table:formula="of:=[.F32]-[.C32]" office:value-type="float" office:value="3.5" calcext:value-type="float">
            <text:p>3,50</text:p>
          </table:table-cell>
          <table:table-cell table:style-name="ce25" table:formula="of:=IF([.G32]=0;0;([.D32]+[.E32])-([.A32]+([.B32])))*24" office:value-type="float" office:value="11.4499999999534" calcext:value-type="float">
            <text:p>11,45</text:p>
          </table:table-cell>
          <table:table-cell table:style-name="ce25" table:formula="of:==IF([.H32]=0;0;(24/[.H32])*[.G32])" office:value-type="float" office:value="7.33624454151455" calcext:value-type="float">
            <text:p>7,34</text:p>
          </table:table-cell>
          <table:table-cell table:number-columns-repeated="1015"/>
        </table:table-row>
        <table:table-row table:style-name="ro2">
          <table:table-cell table:formula="of:=[.D32]" office:value-type="date" office:date-value="2024-01-22" calcext:value-type="date">
            <text:p>2024. 01. 22.</text:p>
          </table:table-cell>
          <table:table-cell table:formula="of:=[.E32]" office:value-type="time" office:time-value="PT19H14M00S" calcext:value-type="time">
            <text:p>19:14</text:p>
          </table:table-cell>
          <table:table-cell table:style-name="ce24" table:formula="of:=[.F32]" office:value-type="float" office:value="10757.84" calcext:value-type="float">
            <text:p>10757,8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office:value-type="float" office:value="10760.9" calcext:value-type="float">
            <text:p>10760,90</text:p>
          </table:table-cell>
          <table:table-cell table:formula="of:=[.F33]-[.C33]" office:value-type="float" office:value="3.05999999999949" calcext:value-type="float">
            <text:p>3,06</text:p>
          </table:table-cell>
          <table:table-cell table:style-name="ce25" table:formula="of:=IF([.G33]=0;0;([.D33]+[.E33])-([.A33]+([.B33])))*24" office:value-type="float" office:value="9.03333333326736" calcext:value-type="float">
            <text:p>9,03</text:p>
          </table:table-cell>
          <table:table-cell table:style-name="ce25" table:formula="of:==IF([.H33]=0;0;(24/[.H33])*[.G33])" office:value-type="float" office:value="8.12988929895101" calcext:value-type="float">
            <text:p>8,13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4H16M00S" calcext:value-type="time">
            <text:p>04:16</text:p>
          </table:table-cell>
          <table:table-cell table:style-name="ce24" office:value-type="float" office:value="10760.91" calcext:value-type="float">
            <text:p>10760,91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10762.14" calcext:value-type="float">
            <text:p>10762,14</text:p>
          </table:table-cell>
          <table:table-cell table:formula="of:=[.F34]-[.C34]" office:value-type="float" office:value="1.22999999999956" calcext:value-type="float">
            <text:p>1,23</text:p>
          </table:table-cell>
          <table:table-cell table:style-name="ce25" table:formula="of:=IF([.G34]=0;0;([.D34]+[.E34])-([.A34]+([.B34])))*24" office:value-type="float" office:value="3.55000000004657" calcext:value-type="float">
            <text:p>3,55</text:p>
          </table:table-cell>
          <table:table-cell table:style-name="ce25" table:formula="of:==IF([.H34]=0;0;(24/[.H34])*[.G34])" office:value-type="float" office:value="8.31549295763443" calcext:value-type="float">
            <text:p>8,32</text:p>
          </table:table-cell>
          <table:table-cell table:number-columns-repeated="1015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07H49M00S" calcext:value-type="time">
            <text:p>07:49</text:p>
          </table:table-cell>
          <table:table-cell table:style-name="ce24" office:value-type="float" office:value="10762.14" calcext:value-type="float">
            <text:p>10762,14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10765.06" calcext:value-type="float">
            <text:p>10765,06</text:p>
          </table:table-cell>
          <table:table-cell table:formula="of:=[.F35]-[.C35]" office:value-type="float" office:value="2.92000000000007" calcext:value-type="float">
            <text:p>2,92</text:p>
          </table:table-cell>
          <table:table-cell table:style-name="ce25" table:formula="of:=IF([.G35]=0;0;([.D35]+[.E35])-([.A35]+([.B35])))*24" office:value-type="float" office:value="9.68333333329065" calcext:value-type="float">
            <text:p>9,68</text:p>
          </table:table-cell>
          <table:table-cell table:style-name="ce25" table:formula="of:==IF([.H35]=0;0;(24/[.H35])*[.G35])" office:value-type="float" office:value="7.23717728058285" calcext:value-type="float">
            <text:p>7,24</text:p>
          </table:table-cell>
          <table:table-cell/>
          <table:table-cell office:value-type="string" calcext:value-type="string">
            <text:p>Kazán: N:7:00-22:00/15C - Éjjel:10C – Mered.:1.1 – Elt._-3</text:p>
          </table:table-cell>
          <table:table-cell table:number-columns-repeated="1013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30M00S" calcext:value-type="time">
            <text:p>17:30</text:p>
          </table:table-cell>
          <table:table-cell table:style-name="ce24" office:value-type="float" office:value="10765.06" calcext:value-type="float">
            <text:p>10765,06</text:p>
          </table:table-cell>
          <table:table-cell table:style-name="ce2"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0765.63" calcext:value-type="float">
            <text:p>10765,63</text:p>
          </table:table-cell>
          <table:table-cell table:formula="of:=[.F36]-[.C36]" office:value-type="float" office:value="0.569999999999709" calcext:value-type="float">
            <text:p>0,57</text:p>
          </table:table-cell>
          <table:table-cell table:style-name="ce25" table:formula="of:=IF([.G36]=0;0;([.D36]+[.E36])-([.A36]+([.B36])))*24" office:value-type="float" office:value="0.433333333348855" calcext:value-type="float">
            <text:p>0,43</text:p>
          </table:table-cell>
          <table:table-cell table:style-name="ce25" table:formula="of:==IF([.H36]=0;0;(24/[.H36])*[.G36])" office:value-type="float" office:value="31.5692307680838" calcext:value-type="float">
            <text:p>31,57</text:p>
          </table:table-cell>
          <table:table-cell/>
          <table:table-cell table:style-name="ce52" office:value-type="string" calcext:value-type="string">
            <text:p>Party</text:p>
          </table:table-cell>
          <table:table-cell table:number-columns-repeated="2"/>
          <table:table-cell table:style-name="ce51"/>
          <table:table-cell table:number-columns-repeated="1010"/>
        </table:table-row>
        <table:table-row table:style-name="ro2">
          <table:table-cell office:value-type="date" office:date-value="2024-01-23" calcext:value-type="date">
            <text:p>2024. 01. 23.</text:p>
          </table:table-cell>
          <table:table-cell office:value-type="time" office:time-value="PT17H56M00S" calcext:value-type="time">
            <text:p>17:56</text:p>
          </table:table-cell>
          <table:table-cell table:style-name="ce24" office:value-type="float" office:value="10765.63" calcext:value-type="float">
            <text:p>10765,63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10765.94" calcext:value-type="float">
            <text:p>10765,94</text:p>
          </table:table-cell>
          <table:table-cell table:formula="of:=[.F37]-[.C37]" office:value-type="float" office:value="0.31000000000131" calcext:value-type="float">
            <text:p>0,31</text:p>
          </table:table-cell>
          <table:table-cell table:style-name="ce25" table:formula="of:=IF([.G37]=0;0;([.D37]+[.E37])-([.A37]+([.B37])))*24" office:value-type="float" office:value="12" calcext:value-type="float">
            <text:p>12,00</text:p>
          </table:table-cell>
          <table:table-cell table:style-name="ce25" table:formula="of:==IF([.H37]=0;0;(24/[.H37])*[.G37])" office:value-type="float" office:value="0.62000000000262" calcext:value-type="float">
            <text:p>0,62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style-name="ce52"/>
          <table:table-cell/>
          <table:table-cell table:style-name="ce51"/>
          <table:table-cell table:style-name="ce53"/>
          <table:table-cell table:number-columns-repeated="1009"/>
        </table:table-row>
        <table:table-row table:style-name="ro2">
          <table:table-cell office:value-type="date" office:date-value="2024-01-24" calcext:value-type="date">
            <text:p>2024. 01. 24.</text:p>
          </table:table-cell>
          <table:table-cell office:value-type="time" office:time-value="PT05H56M00S" calcext:value-type="time">
            <text:p>05:56</text:p>
          </table:table-cell>
          <table:table-cell table:style-name="ce24" office:value-type="float" office:value="10765.94" calcext:value-type="float">
            <text:p>10765,94</text:p>
          </table:table-cell>
          <table:table-cell table:style-name="ce2" office:value-type="date" office:date-value="2024-01-24" calcext:value-type="date">
            <text:p>2024. 01. 24.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0766.15" calcext:value-type="float">
            <text:p>10766,15</text:p>
          </table:table-cell>
          <table:table-cell table:formula="of:=[.F38]-[.C38]" office:value-type="float" office:value="0.209999999999127" calcext:value-type="float">
            <text:p>0,21</text:p>
          </table:table-cell>
          <table:table-cell table:style-name="ce25" table:formula="of:=IF([.G38]=0;0;([.D38]+[.E38])-([.A38]+([.B38])))*24" office:value-type="float" office:value="7.66666666668607" calcext:value-type="float">
            <text:p>7,67</text:p>
          </table:table-cell>
          <table:table-cell table:style-name="ce25" table:formula="of:==IF([.H38]=0;0;(24/[.H38])*[.G38])" office:value-type="float" office:value="0.657391304343429" calcext:value-type="float">
            <text:p>0,66</text:p>
          </table:table-cell>
          <table:table-cell/>
          <table:table-cell table:style-name="ce52" office:value-type="string" calcext:value-type="string">
            <text:p>Fagyvédelem</text:p>
          </table:table-cell>
          <table:table-cell table:number-columns-repeated="1013"/>
        </table:table-row>
        <table:table-row table:style-name="ro2">
          <table:table-cell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table:style-name="ce24" office:value-type="float" office:value="10766.15" calcext:value-type="float">
            <text:p>10766,15</text:p>
          </table:table-cell>
          <table:table-cell table:style-name="ce2" office:value-type="date" office:date-value="2024-01-25" calcext:value-type="date">
            <text:p>2024. 01. 25.</text:p>
          </table:table-cell>
          <table:table-cell office:value-type="time" office:time-value="PT17H00M00S" calcext:value-type="time">
            <text:p>17:00</text:p>
          </table:table-cell>
          <table:table-cell office:value-type="float" office:value="10767.47" calcext:value-type="float">
            <text:p>10767,47</text:p>
          </table:table-cell>
          <table:table-cell table:formula="of:=[.F39]-[.C39]" office:value-type="float" office:value="1.31999999999971" calcext:value-type="float">
            <text:p>1,32</text:p>
          </table:table-cell>
          <table:table-cell table:style-name="ce25" table:formula="of:=IF([.G39]=0;0;([.D39]+[.E39])-([.A39]+([.B39])))*24" office:value-type="float" office:value="0" calcext:value-type="float">
            <text:p>0,00</text:p>
          </table:table-cell>
          <table:table-cell table:style-name="ce25" table:formula="of:==IF([.H39]=0;0;(24/[.H39])*[.G39])" office:value-type="float" office:value="0" calcext:value-type="float">
            <text:p>0,00</text:p>
          </table:table-cell>
          <table:table-cell/>
          <table:table-cell office:value-type="string" calcext:value-type="string">
            <text:p>Party – 25 Celz.ról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20"/>
          <table:table-cell office:value-type="float" office:value="45683" calcext:value-type="float">
            <text:p>45683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 table:number-rows-repeated="10">
          <table:table-cell table:number-columns-repeated="2"/>
          <table:table-cell table:style-name="ce24"/>
          <table:table-cell table:style-name="ce2"/>
          <table:table-cell table:number-columns-repeated="3"/>
          <table:table-cell table:style-name="ce25" table:number-columns-repeated="2"/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44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¤ 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 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¤ 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year number:style="long"/>
      <number:text>/ </number:text>
      <number:month number:style="long" number:textual="true"/>
      <number:text> </number:text>
      <number:day/>
      <number:text>/</number:text>
    </number:date-style>
    <number:number-style style:name="N157P0" style:volatile="true">
      <number:number number:decimal-places="2" number:min-decimal-places="2" number:min-integer-digits="0"/>
    </number:number-style>
    <number:number-style style:name="N157">
      <style:text-properties fo:color="#ff0000"/>
      <number:text>-</number:text>
      <number:number number:decimal-places="2" number:min-decimal-places="2" number:min-integer-digits="0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/>
    </number:number-style>
    <number:number-style style:name="N158">
      <style:text-properties fo:color="#ff0000"/>
      <number:text>-</number:text>
      <number:number number:decimal-places="2" number:min-decimal-places="2" number:min-integer-digits="1"/>
      <style:map style:condition="value()&gt;=0" style:apply-style-name="N158P0"/>
    </number:number-style>
    <number:number-style style:name="N159">
      <number:number number:decimal-places="0" number:min-decimal-places="0" number:min-integer-digits="0"/>
    </number:number-style>
    <number:number-style style:name="N161P0" style:volatile="true">
      <number:number number:decimal-places="0" number:min-decimal-places="0" number:min-integer-digits="1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4P0" style:volatile="true">
      <number:number number:decimal-places="1" number:min-decimal-places="1" number:min-integer-digits="0"/>
    </number:number-style>
    <number:number-style style:name="N164">
      <style:text-properties fo:color="#ff0000"/>
      <number:text>-</number:text>
      <number:number number:decimal-places="1" number:min-decimal-places="1" number:min-integer-digits="0"/>
      <style:map style:condition="value()&gt;=0" style:apply-style-name="N164P0"/>
    </number:number-style>
    <number:number-style style:name="N165">
      <number:number number:decimal-places="9" number:min-decimal-places="9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" style:family="table-cell" style:parent-style-name="Default" style:data-style-name="N10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" style:family="table-cell" style:parent-style-name="Default" style:data-style-name="N15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urrency_20__5b_0_5d_" style:display-name="Currency [0]" style:family="table-cell" style:parent-style-name="Default" style:data-style-name="N148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" style:family="table-cell" style:parent-style-name="Default" style:data-style-name="N151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Comma_20__5b_0_5d_" style:display-name="Comma [0]" style:family="table-cell" style:parent-style-name="Default" style:data-style-name="N144">
      <style:table-cell-properties fo:background-color="transparent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fo:background-color="transparent" style:print-page-order="ttb" style:first-page-number="1" style:scale-to="100%">
        <style:background-image/>
      </style:page-layout-properties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style style:name="MT1" style:family="text">
      <style:text-properties fo:color="#000000" loext:opacity="100%"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00.00.00</text:date>, <text:time style:data-style-name="N2" text:time-value="06:57:28.689954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4-01-22T15:54:01Z</meta:creation-date>
    <dc:date>2024-01-26T07:28:57.106045640</dc:date>
    <meta:editing-duration>PT4H19M33S</meta:editing-duration>
    <meta:editing-cycles>55</meta:editing-cycles>
    <meta:document-statistic meta:table-count="1" meta:cell-count="364" meta:object-count="2"/>
  </office:meta>
</office:document-meta>
</file>